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fb9" officeooo:paragraph-rsid="000e8f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A → Phân tích yêu cầu khách hàng</text:p>
      <text:p text:style-name="P1">B → thiết kế sơ đồ hệ thống (luồng hoạt động)</text:p>
      <text:p text:style-name="P1">C → thiết kế giao diện tổng quát website</text:p>
      <text:p text:style-name="P1"><text:tab/>E → thiết kế chi tiết giao diện các màn người dùng.</text:p>
      <text:p text:style-name="P1"><text:tab/>F → thiết kế chi tiết giao diện các màn admin.</text:p>
      <text:p text:style-name="P1">D → Thiết kế cơ sở dữ liệu</text:p>
      <text:p text:style-name="P1">H → Cài đặt (code modul các chức năng)</text:p>
      <text:p text:style-name="P1">G →Review lại thiết kế giao diện</text:p>
      <text:p text:style-name="P1">I → test các chức năng</text:p>
      <text:p text:style-name="P1">K → Ghép nối các modul</text:p>
      <text:p text:style-name="P1">M → Xây dựng các test case</text:p>
      <text:p text:style-name="P1">N → Kiểm tra </text:p>
      <text:p text:style-name="P1">O → Cài đặt thực tế</text:p>
      <text:p text:style-name="P1">D → Bàn giao. hướng dẫn khách hàng sử dụ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5:17:26.351164215</meta:creation-date>
    <dc:date>2017-11-09T17:20:09.313271100</dc:date>
    <meta:editing-duration>PT1H2M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14" meta:character-count="456" meta:non-whitespace-character-count="353"/>
  </office:meta>
</office:document-meta>
</file>